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6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text-properties fo:color="#0066cc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c01238" fo:font-family="'DejaVu Sans Mono'" style:font-family-generic="modern" style:font-pitch="fixed" fo:font-size="6pt" fo:font-weight="bold" style:font-size-asian="6pt" style:font-weight-asian="bold" style:font-size-complex="6pt" style:font-weight-complex="bold"/>
    </style:style>
    <style:style style:name="P4" style:family="paragraph">
      <style:text-properties fo:color="#333333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color="#ff0000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0066cc" fo:font-family="'DejaVu Sans Mono'" style:font-family-generic="modern" style:font-pitch="fixed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c01238" fo:font-family="'DejaVu Sans Mono'" style:font-family-generic="modern" style:font-pitch="fixed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333333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0000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43cm" svg:height="0.539cm" svg:x="6.925cm" svg:y="2.886cm">
          <draw:text-box>
            <text:p><text:span text:style-name="T1">fa0/1</text:span></text:p>
          </draw:text-box>
        </draw:frame>
        <draw:frame draw:style-name="gr2" draw:text-style-name="P2" draw:layer="layout" svg:width="2cm" svg:height="1.76cm" svg:x="10.425cm" svg:y="3.925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2" draw:layer="layout" svg:width="2cm" svg:height="1.76cm" svg:x="13.925cm" svg:y="3.915cm">
          <draw:image xlink:href="Pictures/2000003F000019F8000016E1F6640E0E.svm" xlink:type="simple" xlink:show="embed" xlink:actuate="onLoad">
            <text:p/>
          </draw:image>
        </draw:frame>
        <draw:frame draw:style-name="gr2" draw:text-style-name="P2" draw:layer="layout" svg:width="2cm" svg:height="1.76cm" svg:x="7.55cm" svg:y="2.675cm">
          <draw:image xlink:href="Pictures/2000003F000019F8000016E1B25DA732.svm" xlink:type="simple" xlink:show="embed" xlink:actuate="onLoad">
            <text:p/>
          </draw:image>
        </draw:frame>
        <draw:frame draw:style-name="gr1" draw:text-style-name="P1" draw:layer="layout" svg:width="1.243cm" svg:height="0.539cm" svg:x="7.682cm" svg:y="4.175cm">
          <draw:text-box>
            <text:p><text:span text:style-name="T1">fa1/0</text:span></text:p>
          </draw:text-box>
        </draw:frame>
        <draw:frame draw:style-name="gr1" draw:text-style-name="P1" draw:layer="layout" svg:width="1.243cm" svg:height="0.539cm" svg:x="8.932cm" svg:y="3.925cm">
          <draw:text-box>
            <text:p><text:span text:style-name="T1">fa0/0</text:span></text:p>
          </draw:text-box>
        </draw:frame>
        <draw:frame draw:style-name="gr2" draw:text-style-name="P2" draw:layer="layout" svg:width="1cm" svg:height="1.38cm" svg:x="4.1cm" svg:y="3.15cm">
          <draw:image xlink:href="Pictures/200000CC00001FF800002C19B9D5C6C1.svm" xlink:type="simple" xlink:show="embed" xlink:actuate="onLoad">
            <text:p/>
          </draw:image>
        </draw:frame>
        <draw:frame draw:style-name="gr2" draw:text-style-name="P2" draw:layer="layout" svg:width="1.5cm" svg:height="1.13cm" svg:x="3.975cm" svg:y="5.725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2" draw:layer="layout" svg:width="2.5cm" svg:height="0.62cm" svg:x="8.175cm" svg:y="7.555cm">
          <draw:image xlink:href="Pictures/1000020100000138000000D80BDA3376.png" xlink:type="simple" xlink:show="embed" xlink:actuate="onLoad">
            <text:p/>
          </draw:image>
        </draw:frame>
        <draw:line draw:style-name="gr4" draw:text-style-name="P2" draw:layer="layout" svg:x1="9.05cm" svg:y1="5.8cm" svg:x2="9.425cm" svg:y2="7.925cm">
          <text:p/>
        </draw:line>
        <draw:line draw:style-name="gr4" draw:text-style-name="P2" draw:layer="layout" svg:x1="9.425cm" svg:y1="7.925cm" svg:x2="7.925cm" svg:y2="6.3cm">
          <text:p/>
        </draw:line>
        <draw:line draw:style-name="gr4" draw:text-style-name="P2" draw:layer="layout" svg:x1="5.225cm" svg:y1="6.3cm" svg:x2="9.3cm" svg:y2="7.925cm">
          <text:p/>
        </draw:line>
        <draw:line draw:style-name="gr4" draw:text-style-name="P2" draw:layer="layout" svg:x1="5.05cm" svg:y1="4.05cm" svg:x2="9.175cm" svg:y2="7.8cm">
          <text:p/>
        </draw:line>
        <draw:frame draw:style-name="gr5" draw:text-style-name="P2" draw:layer="layout" svg:width="1.999cm" svg:height="1.318cm" svg:x="7.551cm" svg:y="5.596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2" draw:layer="layout" svg:x1="9.05cm" svg:y1="4.175cm" svg:x2="9.55cm" svg:y2="7.925cm">
          <text:p/>
        </draw:line>
        <draw:line draw:style-name="gr4" draw:text-style-name="P2" draw:layer="layout" svg:x1="9.925cm" svg:y1="7.925cm" svg:x2="14.425cm" svg:y2="5.05cm">
          <text:p/>
        </draw:line>
        <draw:line draw:style-name="gr4" draw:text-style-name="P2" draw:layer="layout" svg:x1="9.675cm" svg:y1="7.925cm" svg:x2="10.8cm" svg:y2="5.05cm">
          <text:p/>
        </draw:line>
        <draw:line draw:style-name="gr4" draw:text-style-name="P2" draw:layer="layout" svg:x1="12.175cm" svg:y1="5.05cm" svg:x2="9.8cm" svg:y2="7.925cm">
          <text:p/>
        </draw:line>
        <draw:line draw:style-name="gr4" draw:text-style-name="P2" draw:layer="layout" svg:x1="9.3cm" svg:y1="7.925cm" svg:x2="7.925cm" svg:y2="3.8cm">
          <text:p/>
        </draw:line>
        <draw:custom-shape draw:style-name="gr6" draw:text-style-name="P2" draw:layer="layout" svg:width="2.75cm" svg:height="0.875cm" svg:x="11.925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264cm" svg:height="0.497cm" svg:x="12.685cm" svg:y="5.326cm">
          <draw:text-box>
            <text:p><text:span text:style-name="T2">VLAN 1</text:span></text:p>
          </draw:text-box>
        </draw:frame>
        <draw:line draw:style-name="gr4" draw:text-style-name="P2" draw:layer="layout" svg:x1="8.164cm" svg:y1="4.143cm" svg:x2="9.425cm" svg:y2="7.925cm">
          <text:p/>
        </draw:line>
        <draw:line draw:style-name="gr4" draw:text-style-name="P2" draw:layer="layout" svg:x1="8.175cm" svg:y1="5.8cm" svg:x2="9.3cm" svg:y2="7.925cm">
          <text:p/>
        </draw:line>
        <draw:custom-shape draw:style-name="gr6" draw:text-style-name="P2" draw:layer="layout" svg:width="2.25cm" svg:height="0.875cm" svg:x="8.8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264cm" svg:height="0.497cm" svg:x="9.385cm" svg:y="5.327cm">
          <draw:text-box>
            <text:p><text:span text:style-name="T2">VLAN 2</text:span></text:p>
          </draw:text-box>
        </draw:frame>
        <draw:frame draw:style-name="gr1" draw:text-style-name="P3" draw:layer="layout" svg:width="1.264cm" svg:height="0.497cm" svg:x="6.011cm" svg:y="6.578cm">
          <draw:text-box>
            <text:p><text:span text:style-name="T2">VLAN 3</text:span></text:p>
          </draw:text-box>
        </draw:frame>
        <draw:custom-shape draw:style-name="gr6" draw:text-style-name="P2" draw:layer="layout" svg:width="2.5cm" svg:height="0.875cm" svg:x="5.5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45cm" svg:height="0.875cm" svg:x="5.55cm" svg:y="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.264cm" svg:height="0.497cm" svg:x="6.036cm" svg:y="5.303cm">
          <draw:text-box>
            <text:p><text:span text:style-name="T2">VLAN 4</text:span></text:p>
          </draw:text-box>
        </draw:frame>
        <draw:custom-shape draw:style-name="gr7" draw:text-style-name="P2" draw:layer="layout" svg:width="11cm" svg:height="4.375cm" svg:x="3.925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.518cm" svg:height="0.581cm" svg:x="10.758cm" svg:y="5.544cm">
          <draw:text-box>
            <text:p><text:span text:style-name="T3">Campus</text:span></text:p>
          </draw:text-box>
        </draw:frame>
        <draw:frame draw:style-name="gr1" draw:text-style-name="P4" draw:layer="layout" svg:width="1.179cm" svg:height="0.581cm" svg:x="9.246cm" svg:y="5.969cm">
          <draw:text-box>
            <text:p><text:span text:style-name="T3">Parc</text:span></text:p>
          </draw:text-box>
        </draw:frame>
        <draw:frame draw:style-name="gr1" draw:text-style-name="P4" draw:layer="layout" svg:width="1.01cm" svg:height="0.581cm" svg:x="9.247cm" svg:y="3.47cm">
          <draw:text-box>
            <text:p><text:span text:style-name="T3">DMZ</text:span></text:p>
          </draw:text-box>
        </draw:frame>
        <draw:frame draw:style-name="gr1" draw:text-style-name="P1" draw:layer="layout" svg:width="1.095cm" svg:height="0.539cm" svg:x="13.8cm" svg:y="4.126cm">
          <draw:text-box>
            <text:p><text:span text:style-name="T1">tap0</text:span></text:p>
          </draw:text-box>
        </draw:frame>
        <draw:frame draw:style-name="gr1" draw:text-style-name="P1" draw:layer="layout" svg:width="1.243cm" svg:height="0.539cm" svg:x="11.601cm" svg:y="4.127cm">
          <draw:text-box>
            <text:p><text:span text:style-name="T1">fa0/0</text:span></text:p>
          </draw:text-box>
        </draw:frame>
        <draw:frame draw:style-name="gr1" draw:text-style-name="P1" draw:layer="layout" svg:width="1.243cm" svg:height="0.539cm" svg:x="10.002cm" svg:y="4.128cm">
          <draw:text-box>
            <text:p><text:span text:style-name="T1">fa0/1</text:span></text:p>
          </draw:text-box>
        </draw:frame>
        <draw:frame draw:style-name="gr1" draw:text-style-name="P1" draw:layer="layout" svg:width="1.243cm" svg:height="0.539cm" svg:x="9.057cm" svg:y="5.55cm">
          <draw:text-box>
            <text:p><text:span text:style-name="T1">fa0/0</text:span></text:p>
          </draw:text-box>
        </draw:frame>
        <draw:frame draw:style-name="gr1" draw:text-style-name="P1" draw:layer="layout" svg:width="1.243cm" svg:height="0.539cm" svg:x="7.057cm" svg:y="6.636cm">
          <draw:text-box>
            <text:p><text:span text:style-name="T1">fa0/1</text:span></text:p>
          </draw:text-box>
        </draw:frame>
        <draw:frame draw:style-name="gr1" draw:text-style-name="P1" draw:layer="layout" svg:width="1.243cm" svg:height="0.539cm" svg:x="7.807cm" svg:y="5.261cm">
          <draw:text-box>
            <text:p><text:span text:style-name="T1">fa1/0</text:span></text:p>
          </draw:text-box>
        </draw:frame>
        <draw:frame draw:style-name="gr1" draw:text-style-name="P1" draw:layer="layout" svg:width="1.095cm" svg:height="0.539cm" svg:x="4.775cm" svg:y="5.425cm">
          <draw:text-box>
            <text:p><text:span text:style-name="T1">eth0</text:span></text:p>
          </draw:text-box>
        </draw:frame>
        <draw:frame draw:style-name="gr1" draw:text-style-name="P1" draw:layer="layout" svg:width="1.095cm" svg:height="0.539cm" svg:x="4.776cm" svg:y="4.126cm">
          <draw:text-box>
            <text:p><text:span text:style-name="T1">eth0</text:span></text:p>
          </draw:text-box>
        </draw:frame>
        <draw:frame draw:style-name="gr1" draw:text-style-name="P6" draw:layer="layout" svg:width="10.213cm" svg:height="2.22cm" draw:transform="skewX (8.21080453808955E-017) rotate (0.445582558034068) translate (4.425cm 6.172cm)">
          <draw:text-box>
            <text:p text:style-name="P5"><text:span text:style-name="T4">PAS BON 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15T21:36:55</dc:date>
    <meta:editing-duration>PT4H49M31S</meta:editing-duration>
    <meta:editing-cycles>10</meta:editing-cycles>
    <meta:generator>LibreOffice/3.3$Unix LibreOffice_project/330m19$Build-8</meta:generator>
    <meta:document-statistic meta:object-count="42"/>
  </office:meta>
</office:document-meta>
</file>